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5" style:family="paragraph" style:parent-style-name="Opening_5f_Verse">
      <style:text-properties officeooo:paragraph-rsid="005571a5"/>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5350e2" officeooo:paragraph-rsid="00520bd6"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5857b5" officeooo:paragraph-rsid="005857b5"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officeooo:paragraph-rsid="00520bd6"/>
    </style:style>
    <style:style style:name="T1" style:family="text">
      <style:text-properties officeooo:rsid="005571a5"/>
    </style:style>
    <style:style style:name="T2" style:family="text">
      <style:text-properties officeooo:rsid="0051d68a"/>
    </style:style>
    <style:style style:name="T3" style:family="text">
      <style:text-properties officeooo:rsid="0050d310"/>
    </style:style>
    <style:style style:name="T4" style:family="text">
      <style:text-properties fo:font-size="14pt" officeooo:rsid="0042820b" style:font-size-asian="14pt" style:font-size-complex="14pt"/>
    </style:style>
    <style:style style:name="T5" style:family="text">
      <style:text-properties fo:font-size="14pt" officeooo:rsid="00495328"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67:<text:span text:style-name="T1">3</text:span>-4) / <text:span text:style-name="Strong_20_Emphasis">Opening prayer</text:span> (John A)</text:p>
      <text:p text:style-name="P2"><text:span text:style-name="Strong_20_Emphasis">Praise</text:span>: <text:span text:style-name="Emphasis">O Come, All Ye Faithful</text:span></text:p>
      <text:p text:style-name="P2"><text:span text:style-name="Strong_20_Emphasis">Bible Reading</text:span>: Isaiah 9:1-7 (Pam W)</text:p>
      <text:p text:style-name="P2"><text:span text:style-name="Strong_20_Emphasis">Announcements</text:span> (J<text:span text:style-name="T1">ohn A</text:span>)</text:p>
      <text:p text:style-name="P2"><text:span text:style-name="Strong_20_Emphasis">Praise</text:span>: <text:span text:style-name="Emphasis">O Come O Come Emmanuel</text:span></text:p>
      <text:p text:style-name="P2"><text:span text:style-name="Strong_20_Emphasis">Prayer for the church and the world</text:span>  (Mook L)</text:p>
      <text:p text:style-name="P2"><text:span text:style-name="Strong_20_Emphasis">Bible reading</text:span>: Luke 2:1-20 (Seng T)</text:p>
      <text:p text:style-name="P2"><text:span text:style-name="Strong_20_Emphasis">Praise</text:span>: <text:span text:style-name="Emphasis">Child in the Manger</text:span></text:p>
      <text:p text:style-name="P2"><text:span text:style-name="Strong_20_Emphasis">Sermon</text:span>: “AN UNLIKELY CHRISTMAS” (David A)</text:p>
      <text:p text:style-name="P2"><text:span text:style-name="Strong_20_Emphasis">Praise</text:span>: <text:span text:style-name="Emphasis">Joy to the World</text:span></text:p>
      <text:p text:style-name="P2"><text:span text:style-name="Strong_20_Emphasis">Benediction</text:span> (DA)</text:p>
      <text:p text:style-name="P2"><text:span text:style-name="Strong_20_Emphasis">Sermon Outline</text:span></text:p>
      <text:p text:style-name="P2">“AN UNLIKELY CHRISTMAS” <text:s/>(Luke 2:1-20)</text:p>
      <text:p text:style-name="P2">Introduction</text:p>
      <text:list text:style-name="L1">
        <text:list-item>
          <text:p text:style-name="P3">What are the chances!</text:p>
        </text:list-item>
        <text:list-item>
          <text:p text:style-name="P3">Improbability-- God himself</text:p>
        </text:list-item>
        <text:list-item>
          <text:p text:style-name="P3">Why? So what is God’s might be ours</text:p>
        </text:list-item>
      </text:list>
      <text:p text:style-name="P2">Conclusion</text:p>
      <text:p text:style-name="P1"/>
      <text:p text:style-name="P4"><text:span text:style-name="Strong_20_Emphasis">Call to Worship</text:span> <text:span text:style-name="T2">(Psalm 67:</text:span><text:span text:style-name="T1">3</text:span><text:span text:style-name="T2">-4) </text:span><text:span text:style-name="T3">&amp;</text:span> <text:span text:style-name="Strong_20_Emphasis">Opening prayer</text:span> </text:p>
      <text:p text:style-name="P5">[3] <text:s/>Let the peoples praise you, O God; let all the peoples praise you!</text:p>
      <text:p text:style-name="P5">[4] Let the nations be glad and sing for joy, for you judge the peoples with equity and guide the nations upon earth.</text:p>
      <text:p text:style-name="P6">Let us pray…</text:p>
      <text:p text:style-name="P7">Father God, we praise You as we continue in this Advent season, remembering that You delivered good news of great joy to all the peoples when Jesus came to live as we live, to know from the inside the life we live in this fallen world, and to rescue us from sin by eventually going to the Cross on our behalf. </text:p>
      <text:p text:style-name="P7">Although we grieve over the tragedy that happened last Sunday on Bondi Beach, we do not despair, for we know that Jesus has overcome the worst that the world can do, and there is still a part of Your plan for the ages which includes Your chosen nation. In the end true justice will be done, and so we hold to the assurance of hope and Your eternal righteousness in judging all peoples and guiding the nations on the earth towards the fulfillent of Your eternal purposes.</text:p>
      <text:p text:style-name="P7">We ask that You would continue to lead us as a body of Your faithful in this place, and guide us into all Truth today and every day, in Jesus Name we pray, Amen.</text:p>
      <text:p text:style-name="P8"><text:span text:style-name="T4">[</text:span><text:span text:style-name="T5">O Come, All Ye Faithful</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480bb"/>
    </style:style>
    <style:style style:name="MT3" style:family="text">
      <style:text-properties officeooo:rsid="00495328"/>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1s</text:span><text:span text:style-name="MT3">t</text:span> <text:span text:style-name="MT2">December</text:span><text:span text:style-name="MT4"> 2025</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12-20T17:20:53.794683712</dc:date>
    <meta:editing-duration>PT7H13M35S</meta:editing-duration>
    <meta:editing-cycles>50</meta:editing-cycles>
    <meta:generator>LibreOffice/25.8.3.2$Linux_X86_64 LibreOffice_project/580$Build-2</meta:generator>
    <meta:print-date>2024-02-03T21:06:33.278074986</meta:print-date>
    <meta:document-statistic meta:table-count="0" meta:image-count="0" meta:object-count="0" meta:page-count="2" meta:paragraph-count="27" meta:word-count="332" meta:character-count="1774" meta:non-whitespace-character-count="1467"/>
  </office:meta>
</office:document-meta>
</file>